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974 Blu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630blues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8CountsForRita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 Little Busy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 smooth On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frodisi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fterYou'veGon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gogo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AirmailSpecia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LaMod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llBlues 1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2T17:16:52.620243662</meta:creation-date>
    <dc:date>2022-02-23T15:28:31.622354729</dc:date>
    <meta:editing-duration>PT21H51M17S</meta:editing-duration>
    <meta:editing-cycles>2</meta:editing-cycles>
    <meta:generator>LibreOffice/6.4.7.2$Linux_X86_64 LibreOffice_project/40$Build-2</meta:generator>
    <meta:document-statistic meta:table-count="1" meta:cell-count="26" meta:object-count="0"/>
  </office:meta>
</office:document-meta>
</file>